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5.8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4"/>
    <style:style style:name="ce12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8" table:number-columns-repeated="6" table:default-cell-style-name="ce6"/>
        <table:table-column table:style-name="co8" table:number-columns-repeated="2" table:default-cell-style-name="ce11"/>
        <table:table-column table:style-name="co8" table:number-columns-repeated="2" table:default-cell-style-name="Default"/>
        <table:table-column table:style-name="co8" table:number-columns-repeated="2" table:default-cell-style-name="ce6"/>
        <table:table-column table:style-name="co8" table:number-columns-repeated="6" table:default-cell-style-name="Default"/>
        <table:table-column table:style-name="co8" table:default-cell-style-name="ce6"/>
        <table:table-column table:style-name="co8" table:number-columns-repeated="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conduz</text:p>
          </table:table-cell>
          <table:table-cell table:style-name="ce1"/>
          <table:table-cell table:style-name="ce4" office:value-type="string" calcext:value-type="string">
            <text:p>nomeun</text:p>
          </table:table-cell>
          <table:table-cell table:style-name="ce4"/>
          <table:table-cell table:style-name="ce7" office:value-type="string" calcext:value-type="string">
            <text:p>vendaun</text:p>
          </table:table-cell>
          <table:table-cell table:style-name="ce7"/>
          <table:table-cell table:style-name="ce7" office:value-type="string" calcext:value-type="string">
            <text:p>custoun</text:p>
          </table:table-cell>
          <table:table-cell table:style-name="ce7"/>
          <table:table-cell table:style-name="ce4" office:value-type="string" calcext:value-type="string">
            <text:p>estoqueun</text:p>
          </table:table-cell>
          <table:table-cell table:style-name="ce4"/>
          <table:table-cell table:style-name="ce4" office:value-type="string" calcext:value-type="string">
            <text:p>codcj</text:p>
          </table:table-cell>
          <table:table-cell table:style-name="ce4"/>
          <table:table-cell table:style-name="ce4" office:value-type="string" calcext:value-type="string">
            <text:p>nomecj</text:p>
          </table:table-cell>
          <table:table-cell table:style-name="ce4"/>
          <table:table-cell table:style-name="ce7" office:value-type="string" calcext:value-type="string">
            <text:p>vendacj</text:p>
          </table:table-cell>
          <table:table-cell table:style-name="ce7"/>
          <table:table-cell table:style-name="ce7" office:value-type="string" calcext:value-type="string">
            <text:p>custocj</text:p>
          </table:table-cell>
          <table:table-cell table:style-name="ce7"/>
          <table:table-cell table:style-name="ce4" office:value-type="string" calcext:value-type="string">
            <text:p>estoquecj</text:p>
          </table:table-cell>
          <table:table-cell table:style-name="ce4"/>
          <table:table-cell table:style-name="ce4" office:value-type="string" calcext:value-type="string">
            <text:p>qtdporcj</text:p>
          </table:table-cell>
          <table:table-cell table:style-name="ce4"/>
          <table:table-cell table:style-name="ce4" office:value-type="string" calcext:value-type="string">
            <text:p>ST</text:p>
          </table:table-cell>
          <table:table-cell table:style-name="ce4"/>
          <table:table-cell table:style-name="ce7" office:value-type="string" calcext:value-type="string">
            <text:p>compra</text:p>
          </table:table-cell>
          <table:table-cell table:style-name="ce7"/>
          <table:table-cell table:style-name="ce4" office:value-type="string" calcext:value-type="string">
            <text:p>codforn</text:p>
          </table:table-cell>
          <table:table-cell table:style-name="ce4"/>
          <table:table-cell table:style-name="ce4" office:value-type="string" calcext:value-type="string">
            <text:p>depart</text:p>
          </table:table-cell>
          <table:table-cell table:style-name="ce4"/>
          <table:table-cell table:style-name="ce4" office:value-type="string" calcext:value-type="string">
            <text:p>acesso</text:p>
          </table:table-cell>
          <table:table-cell table:style-name="ce4"/>
          <table:table-cell table:style-name="ce7"/>
          <table:table-cell table:style-name="ce4" table:number-columns-repeated="6"/>
        </table:table-row>
        <table:table-row table:style-name="ro2">
          <table:table-cell office:value-type="string" calcext:value-type="string">
            <text:p>INSERT INTO MERCADORIA (codun, nomeun, vendaun, custoun, estoqueun, codcj, nomecj, vendacj, custocj, estoquecj, qtdporcj, <text:s/>st, compra, codforn, depart, acesso)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('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NDEJA INOX SATYAM RETANGULAR 50CM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7.99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8.8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42637" calcext:value-type="float">
            <text:p>-242637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41637" calcext:value-type="float">
            <text:p>-241637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6.9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371" calcext:value-type="float">
            <text:p>137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Armarinho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07937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VASO ROMANO N1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1.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9" calcext:value-type="float">
            <text:p>-29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1.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08134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FARINHEIRA RED 750ML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78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1.1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1.1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10603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OBRE BOLO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29362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ESTO TELADO N10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3567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LDE N 14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36385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TABUA DE CARNE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4403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CIA Nº10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35" calcext:value-type="float">
            <text:p>-35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45070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ESCORREDOR DE LOUÇA MV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8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92" calcext:value-type="float">
            <text:p>-9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8" calcext:value-type="float">
            <text:p>-28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47299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LAVA TUDO-MV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48335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QUIT PRATO + COLHER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31" calcext:value-type="float">
            <text:p>-3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55418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TIGELA MULTIUSO PEQ S/TPA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4" calcext:value-type="float">
            <text:p>-1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57599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AIXA ORGANIZADORA VERSATIL MB2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99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3.4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3.4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61049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PRATOO/ OOLHER E COPO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65853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FARINHEIRA QUADRADA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78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1.1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1.1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77795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NDEJA GARÇOM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1" calcext:value-type="float">
            <text:p>-1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77837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ESCORREDOR DE MASSA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7" calcext:value-type="float">
            <text:p>-17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79332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POTRA TALHER C/TPA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6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4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54" calcext:value-type="float">
            <text:p>-5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4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79812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VASO N° 03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8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59" calcext:value-type="float">
            <text:p>-59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8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81347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FARINHEIRa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81561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OPO DEC 600ML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5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5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8169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JARRA PLASTIBEL 1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3" calcext:value-type="float">
            <text:p>-13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82437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JARRA NEW ONDAS 2L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88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8603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KIT AÇAI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5" calcext:value-type="float">
            <text:p>-25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31" calcext:value-type="float">
            <text:p>-3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0361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SALEIRO DE MESA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8" calcext:value-type="float">
            <text:p>-8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0364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PORTA DETERGENTE SABAO ESPONJA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2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Armarinho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051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FUNIL PRATICO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62" calcext:value-type="float">
            <text:p>-6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4118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URINOL BABY PLASTBEL-118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93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1.4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1.4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889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NDEJA GARÇOM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7.8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098898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NDEJA GARÇON BR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1013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ONHE 6 GOMOS GORDURAO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Lojinha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18805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VENTILADOR FUTURO 40CM COM LUZ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51.98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39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39.9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20859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ESTO TELADO 30L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9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9" calcext:value-type="float">
            <text:p>-9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9.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2567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AIXA ORG BOX N3 C/ALÇA 6.4LTS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6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29503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ANECA POP 200ML PLAST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0.7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3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3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12989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CANTON C/ 2DIVIS LASTEB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4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201801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BALDE ALÇA PLASTICA PARAPLAST 8LT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289" calcext:value-type="float">
            <text:p>1289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Utilidad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0021526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LUVA DESCARTAVEL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1.93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1.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1.9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Descartave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78902114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ESC.DENT COLGATE TWISTER</text:p>
          </table:table-cell>
          <table:table-cell table:style-name="ce5" office:value-type="string" calcext:value-type="string">
            <text:p>',</text:p>
          </table:table-cell>
          <table:table-cell table:style-name="ce8" office:value-type="string" calcext:value-type="string">
            <text:p>3.55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.51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65604" calcext:value-type="float">
            <text:p>-6560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-64604" calcext:value-type="float">
            <text:p>-64604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2.333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Higie Pess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78910041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PAST GAROTO HORTELA 17G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53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 office:value-type="string" calcext:value-type="string">
            <text:p>PAST GAROTO COM 40 UND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21.26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531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Bomboms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2">
          <table:table-cell table:number-columns-repeated="2"/>
          <table:table-cell office:value-type="string" calcext:value-type="string">
            <text:p>('</text:p>
          </table:table-cell>
          <table:table-cell table:style-name="ce2" office:value-type="string" calcext:value-type="string">
            <text:p>0000078917279</text:p>
          </table:table-cell>
          <table:table-cell table:style-name="ce2" office:value-type="string" calcext:value-type="string">
            <text:p>','</text:p>
          </table:table-cell>
          <table:table-cell table:style-name="ce5" office:value-type="string" calcext:value-type="string">
            <text:p>PASTILHA TUTI FRUTI 14G</text:p>
          </table:table-cell>
          <table:table-cell table:style-name="ce5" office:value-type="string" calcext:value-type="string">
            <text:p>',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0.68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,'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','</text:p>
          </table:table-cell>
          <table:table-cell table:style-name="ce5"/>
          <table:table-cell table:style-name="ce5" office:value-type="string" calcext:value-type="string">
            <text:p>'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,</text:p>
          </table:table-cell>
          <table:table-cell table:style-name="ce8" office:value-type="string" calcext:value-type="string">
            <text:p>0.6325</text:p>
          </table:table-cell>
          <table:table-cell table:style-name="ce8" office:value-type="string" calcext:value-type="string">
            <text:p>,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string" calcext:value-type="string">
            <text:p>,'</text:p>
          </table:table-cell>
          <table:table-cell table:style-name="ce5" office:value-type="string" calcext:value-type="string">
            <text:p>Bomboms</text:p>
          </table:table-cell>
          <table:table-cell table:style-name="ce5" office:value-type="string" calcext:value-type="string">
            <text:p>',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)</text:p>
          </table:table-cell>
          <table:table-cell table:style-name="ce8"/>
          <table:table-cell table:style-name="ce12"/>
          <table:table-cell table:style-name="ce9" table:number-columns-repeated="2"/>
          <table:table-cell table:style-name="ce5" table:number-columns-repeated="2"/>
          <table:table-cell table:style-name="ce9"/>
        </table:table-row>
        <table:table-row table:style-name="ro1" table:number-rows-repeated="1048533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$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R$ </number:text>
      <number:number number:decimal-places="5" number:min-decimal-places="5" number:min-integer-digits="0" number:grouping="true"/>
    </number:number-style>
    <number:number-style style:name="N124">
      <number:text>-R$ </number:text>
      <number:number number:decimal-places="5" number:min-decimal-places="5" number:min-integer-digits="0" number:grouping="true"/>
      <style:map style:condition="value()&gt;=0" style:apply-style-name="N124P0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7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rcadorias" style:display-name="PageStyle_mercador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adorias_20_1" style:display-name="PageStyle_mercadoria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adorias_20_2" style:display-name="PageStyle_mercadoria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adorias_20_3" style:display-name="PageStyle_mercadoria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adorias_20_4" style:display-name="PageStyle_mercadoria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adorias_20_5" style:display-name="PageStyle_mercadorias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20:24:00.306000000</meta:creation-date>
    <dc:date>2021-01-13T00:17:51.098000000</dc:date>
    <meta:editing-duration>P1DT48M32S</meta:editing-duration>
    <meta:editing-cycles>1</meta:editing-cycles>
    <meta:document-statistic meta:table-count="1" meta:cell-count="1331" meta:object-count="0"/>
    <meta:generator>LibreOffice/7.0.4.2$Windows_X86_64 LibreOffice_project/dcf040e67528d9187c66b2379df5ea4407429775</meta:generator>
  </office:meta>
</office:document-meta>
</file>